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fo:font-style="italic" style:text-underline-style="none" fo:font-weight="bold" style:font-style-asian="italic" style:font-weight-asian="bold" style:font-style-complex="italic"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reak-before="page"/>
      <style:text-properties style:text-underline-style="none"/>
    </style:style>
    <style:style style:name="P10"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none"/>
    </style:style>
    <style:style style:name="P12" style:family="paragraph" style:parent-style-name="Standard" style:list-style-name="L1">
      <style:text-properties style:text-underline-style="none"/>
    </style:style>
    <style:style style:name="P13" style:family="paragraph" style:parent-style-name="Standard">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text-properties style:text-underline-style="none" fo:background-color="#ff3333"/>
    </style:style>
    <style:style style:name="P15"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fo:background-color="#ff3333"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agraph-properties fo:text-align="center"/>
    </style:style>
    <style:style style:name="T1" style:family="text">
      <style:text-properties fo:font-weight="normal" style:font-weight-asian="normal" style:font-weight-complex="normal"/>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Fin_20_de_20_línea_20_1" draw:textarea-vertical-align="middle" draw:auto-grow-height="false" fo:min-height="0.141cm" fo:min-width="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1: NOMÉS DOCUMENT PLA</text:p>
      <text:p text:style-name="P2"/>
      <text:p text:style-name="P13"/>
      <text:p text:style-name="P1"/>
      <text:p text:style-name="P4">SIR</text:p>
      <text:p text:style-name="P17">No te sentit a dir SIR, perque tot lo que s'envia ha d'anar firmat</text:p>
      <text:p text:style-name="P1"><draw:rect text:anchor-type="paragraph" draw:z-index="0" draw:style-name="gr1" draw:text-style-name="P20" svg:width="2.303cm" svg:height="2.594cm" svg:x="13.287cm" svg:y="0.247cm"><text:p text:style-name="P20">DOC</text:p></draw:rect></text:p>
      <text:p text:style-name="P3">ID_FITXER: generat</text:p>
      <text:p text:style-name="P3"><draw:line text:anchor-type="paragraph" draw:z-index="1" draw:style-name="gr2" draw:text-style-name="P20" svg:x1="1.963cm" svg:y1="0.226cm" svg:x2="13.076cm" svg:y2="0.226cm"><text:p/></draw:line>ANEXO:</text:p>
      <text:p text:style-name="P3">FIRMA_DOC: NULL</text:p>
      <text:p text:style-name="P3">SEGELL_TEMPS: NULL</text:p>
      <text:p text:style-name="P3">ID_DOC_FIRMAT: <text:s/>NULL <text:s text:c="49"/></text:p>
      <text:p text:style-name="P1"/>
      <text:p text:style-name="P1"/>
      <text:p text:style-name="P1"/>
      <text:p text:style-name="P4">DOCUMENTCUSTODY API II</text:p>
      <text:p text:style-name="P1"/>
      <text:p text:style-name="P3">DOCUMENT CUSTODY <text:s/>----&gt; <text:s/>OK <text:s/>( nom, </text:p>
      <text:p text:style-name="P3"><text:s text:c="64"/>data, </text:p>
      <text:p text:style-name="P3"><text:s text:c="64"/>smime)</text:p>
      <text:p text:style-name="P3"/>
      <text:p text:style-name="P3"/>
      <text:p text:style-name="P3">SIGNATURE CUSTODY <text:s/>----&gt; NULL</text:p>
      <text:p text:style-name="P3"/>
      <text:p text:style-name="P4">REGWEB</text:p>
      <text:p text:style-name="P3">Te sentit</text:p>
      <text:p text:style-name="P3"/>
      <text:p text:style-name="P9"/>
      <text:p text:style-name="P3"/>
      <text:p text:style-name="P2">CAS 2: NOMÉS LA FIRMA</text:p>
      <text:p text:style-name="P1"/>
      <text:p text:style-name="P4">COMENTARIS</text:p>
      <text:list xml:id="list763460046933032847" text:style-name="L1">
        <text:list-item>
          <text:p text:style-name="P12">No duu l'original, ni Attached ni Detached</text:p>
        </text:list-item>
        <text:list-item>
          <text:p text:style-name="P12">Inclou els formats: XADES, CADES, SMIME,....</text:p>
        </text:list-item>
      </text:list>
      <text:p text:style-name="P1"/>
      <text:p text:style-name="P4">SIR(*)</text:p>
      <text:p text:style-name="P14"><draw:rect text:anchor-type="paragraph" draw:z-index="2" draw:style-name="gr1" draw:text-style-name="P20" svg:width="2.303cm" svg:height="2.594cm" svg:x="13.287cm" svg:y="0.247cm"><text:p text:style-name="P20">FIRMA</text:p></draw:rect>No te sentit a SIR</text:p>
      <text:p text:style-name="P3">ID_FITXER: generat</text:p>
      <text:p text:style-name="P3"><draw:line text:anchor-type="paragraph" draw:z-index="3" draw:style-name="gr2" draw:text-style-name="P20"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text:p>
      <text:p text:style-name="P3"><text:s text:c="62"/>attached = false)</text:p>
      <text:p text:style-name="P3"/>
      <text:p text:style-name="P4">PROBLEMÁTICA</text:p>
      <text:p text:style-name="P3">(*) A nivell SIR no sabem indicar que és una firma.</text:p>
      <text:p text:style-name="P3">(**) No sabem extreure segell de temps</text:p>
      <text:p text:style-name="P3"/>
      <text:p text:style-name="P3"/>
      <text:p text:style-name="P4">REGWEB</text:p>
      <text:p text:style-name="P14">No te sentit</text:p>
      <text:p text:style-name="P10">CAS 3: FIRMA AMB DOC ORIG. ATTACHED</text:p>
      <text:p text:style-name="P1"/>
      <text:p text:style-name="P4">COMENTARIS</text:p>
      <text:p text:style-name="P5"/>
      <text:p text:style-name="P6">(1) 1 fitxer de FIRMA de tipus cades, xades, ... que inclou doc original</text:p>
      <text:p text:style-name="P3"/>
      <text:p text:style-name="P1"/>
      <text:p text:style-name="P4">SIR(*)</text:p>
      <text:p text:style-name="P1"><draw:rect text:anchor-type="paragraph" draw:z-index="4" draw:style-name="gr3" draw:text-style-name="P20" svg:width="3.017cm" svg:height="4.213cm" svg:x="13.367cm" svg:y="0.194cm"><text:p text:style-name="P20">FIRMA</text:p><text:p text:style-name="P20"/></draw:rect></text:p>
      <text:p text:style-name="P3">ID_FITXER: generat</text:p>
      <text:p text:style-name="P3"><draw:line text:anchor-type="paragraph" draw:z-index="5" draw:style-name="gr2" draw:text-style-name="P20" svg:x1="1.963cm" svg:y1="0.226cm" svg:x2="13.076cm" svg:y2="0.226cm"><text:p/></draw:line>ANEXO:</text:p>
      <text:p text:style-name="P3">FIRMA_DOC: NULL</text:p>
      <text:p text:style-name="P3">SEGELL_TEMPS: NULL (**)</text:p>
      <text:p text:style-name="P3"><draw:rect text:anchor-type="paragraph" draw:z-index="6" draw:style-name="gr1" draw:text-style-name="P20" svg:width="2.356cm" svg:height="1.324cm" svg:x="13.737cm" svg:y="0.305cm"><text:p text:style-name="P20">DOC ORIG</text:p></draw:rect>ID_DOC_FIRMAT: <text:s/>NULL <text:s text:c="49"/></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 other)</text:p>
      <text:p text:style-name="P3"><text:s text:c="62"/>attached = true)</text:p>
      <text:p text:style-name="P3"/>
      <text:p text:style-name="P4">PROBLEMÁTICA</text:p>
      <text:p text:style-name="P3">(*) Confon amb el cas 2</text:p>
      <text:p text:style-name="P3">(**) No sabem extreure segell de temps</text:p>
      <text:p text:style-name="P3"/>
      <text:p text:style-name="P4">REGWEB</text:p>
      <text:p text:style-name="P10">CAS 4: FIRMA AMB DOC ORIG. DETACHED</text:p>
      <text:p text:style-name="P1"/>
      <text:p text:style-name="P4">COMENTARIS</text:p>
      <text:p text:style-name="P5"/>
      <text:list xml:id="list6061005183543069069" text:style-name="L2">
        <text:list-item>
          <text:p text:style-name="P15">Ens passen dos fitxers</text:p>
        </text:list-item>
        <text:list-item>
          <text:p text:style-name="P15">Firma inclou fitxers xades, cades, smime</text:p>
        </text:list-item>
      </text:list>
      <text:p text:style-name="P3"/>
      <text:p text:style-name="P1"/>
      <text:p text:style-name="P4">SIR</text:p>
      <text:p text:style-name="P4"/>
      <text:p text:style-name="P1"><draw:rect text:anchor-type="paragraph" draw:z-index="7" draw:style-name="gr3" draw:text-style-name="P20" svg:width="3.017cm" svg:height="4.213cm" svg:x="13.367cm" svg:y="0.194cm"><text:p text:style-name="P20">DOC</text:p><text:p text:style-name="P20"/></draw:rect>Segmento 1</text:p>
      <text:p text:style-name="P1"/>
      <text:p text:style-name="P3"><draw:line text:anchor-type="paragraph" draw:z-index="13" draw:style-name="gr5" draw:text-style-name="P20" svg:x1="-0.974cm" svg:y1="0.358cm" svg:x2="0.058cm" svg:y2="0.358cm"><text:p/></draw:line><draw:line text:anchor-type="paragraph" draw:z-index="12" draw:style-name="gr4" draw:text-style-name="P20" svg:x1="-0.974cm" svg:y1="8.137cm" svg:x2="-0.974cm" svg:y2="0.358cm"><text:p/></draw:line>ID_FITXER: generat</text:p>
      <text:p text:style-name="P3"><draw:line text:anchor-type="paragraph" draw:z-index="8" draw:style-name="gr2" draw:text-style-name="P20"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1"/>
      <text:p text:style-name="P1"/>
      <text:p text:style-name="P1"/>
      <text:p text:style-name="P1"><draw:rect text:anchor-type="paragraph" draw:z-index="9" draw:style-name="gr3" draw:text-style-name="P20" svg:width="3.017cm" svg:height="4.213cm" svg:x="13.367cm" svg:y="0.194cm"><text:p text:style-name="P20">FIRMA</text:p><text:p text:style-name="P20"/></draw:rect>Segmento 2</text:p>
      <text:p text:style-name="P3">ID_FITXER: generat</text:p>
      <text:p text:style-name="P3"><draw:line text:anchor-type="paragraph" draw:z-index="10" draw:style-name="gr2" draw:text-style-name="P20" svg:x1="1.963cm" svg:y1="0.226cm" svg:x2="13.076cm" svg:y2="0.226cm"><text:p/></draw:line>ANEXO:</text:p>
      <text:p text:style-name="P3">FIRMA_DOC: NULL</text:p>
      <text:p text:style-name="P3">SEGELL_TEMPS: NULL (**)</text:p>
      <text:p text:style-name="P3"><draw:line text:anchor-type="paragraph" draw:z-index="11" draw:style-name="gr2" draw:text-style-name="P20" svg:x1="-0.021cm" svg:y1="0.321cm" svg:x2="-0.974cm" svg:y2="0.347cm"><text:p/></draw:line>ID_DOC_FIRMAT: <text:s text:c="51"/></text:p>
      <text:p text:style-name="P1"/>
      <text:p text:style-name="P1"/>
      <text:p text:style-name="P1"/>
      <text:p text:style-name="P1"/>
      <text:p text:style-name="P1"/>
      <text:p text:style-name="P1"/>
      <text:p text:style-name="P4">DOCUMENTCUSTODY API II</text:p>
      <text:p text:style-name="P1"/>
      <text:p text:style-name="P3">DOCUMENT CUSTODY <text:s/>----&gt; (nom,data,mime)</text:p>
      <text:p text:style-name="P3">SIGNATURE CUSTODY <text:s/>----&gt; OK <text:s/>(nom, </text:p>
      <text:p text:style-name="P3"><text:s text:c="62"/>data, </text:p>
      <text:p text:style-name="P3"><text:s text:c="62"/>signature type (xades, pades, smime, other)</text:p>
      <text:p text:style-name="P3"><text:s text:c="62"/>attached = false)</text:p>
      <text:p text:style-name="P3"/>
      <text:p text:style-name="P4">REGWEB</text:p>
      <text:p text:style-name="P4"/>
      <text:p text:style-name="P3"/>
      <text:p text:style-name="P4">PROBLEMÁTICA</text:p>
      <text:p text:style-name="P3">(**) No sabem extreure segell de temps</text:p>
      <text:p text:style-name="P3"/>
      <text:p text:style-name="P10">CAS 5: DOCUMENT AMB FIRMA ATTACHED</text:p>
      <text:p text:style-name="P1"/>
      <text:p text:style-name="P4">COMENTARIS</text:p>
      <text:p text:style-name="P1"/>
      <text:p text:style-name="P6">(1) 1 Fitxer seria el cas de PADES, OpenDocument+ firma, ooxml + firma</text:p>
      <text:p text:style-name="P3"/>
      <text:p text:style-name="P1"/>
      <text:p text:style-name="P4">SIR(*)</text:p>
      <text:p text:style-name="P1"><draw:rect text:anchor-type="paragraph" draw:z-index="14" draw:style-name="gr3" draw:text-style-name="P20" svg:width="3.017cm" svg:height="4.213cm" svg:x="13.367cm" svg:y="0.194cm"><text:p text:style-name="P20">DOC</text:p><text:p text:style-name="P20"/></draw:rect></text:p>
      <text:p text:style-name="P3"><draw:path text:anchor-type="paragraph" draw:z-index="20" draw:style-name="gr5" draw:text-style-name="P20" svg:width="0.978cm" svg:height="2.188cm" svg:x="-0.974cm" svg:y="0.042cm" svg:viewBox="0 0 979 2189" svg:d="M926 2189c-208-286-537-469-688-794-114-247-230-490-238-793-7-281 113-697 450-582l291 211 238-132"><text:p/></draw:path>ID_FITXER: generat</text:p>
      <text:p text:style-name="P3"><draw:line text:anchor-type="paragraph" draw:z-index="15" draw:style-name="gr2" draw:text-style-name="P20" svg:x1="1.963cm" svg:y1="0.226cm" svg:x2="13.076cm" svg:y2="0.226cm"><text:p/></draw:line>ANEXO:</text:p>
      <text:p text:style-name="P3"><draw:path text:anchor-type="paragraph" draw:z-index="18" draw:style-name="gr5" draw:text-style-name="P20" svg:width="12.805cm" svg:height="1.325cm" svg:x="2.942cm" svg:y="0.197cm" svg:viewBox="0 0 12806 1326" svg:d="M0 3c527-2 1058 0 1588 0 317 0 635 0 952 0 422 0 845 0 1270 0 351 0 707 0 1058 0s708 0 1059 0 705 0 1058 0c282 0 564 0 847 0 308 0 617 0 926 0 280 0 564-6 846 0 291 6 579 2 874 53 264 46 527 89 793 132 288 47 565 153 820 291 272 146 620 309 688 661l27 186"><text:p/></draw:path>FIRMA_DOC: </text:p>
      <text:p text:style-name="P3"><draw:path text:anchor-type="paragraph" draw:z-index="19" draw:style-name="gr5" draw:text-style-name="P20" svg:width="10.291cm" svg:height="1.023cm" svg:x="3.736cm" svg:y="0.09cm" svg:viewBox="0 0 10292 1024" svg:d="M0 151c312-5 609-90 926-105 353-18 706-19 1058-27 314-7 634 0 953 0 289 0 580 0 873 0 296 0 600 0 900 0 315 0 633 0 952 0 279 0 565 0 847 0 289 0 584 0 873 0 272 0 550-43 820 0 274 44 540 146 794 265 277 130 563 250 820 423l265 132 211 185"><text:p/></draw:path>SEGELL_TEMPS: (**)</text:p>
      <text:p text:style-name="P3"><draw:rect text:anchor-type="paragraph" draw:z-index="16" draw:style-name="gr1" draw:text-style-name="P20" svg:width="1.244cm" svg:height="1.324cm" svg:x="14.848cm" svg:y="0.305cm"><text:p text:style-name="P20">FIRMA</text:p></draw:rect><draw:custom-shape text:anchor-type="paragraph" draw:z-index="17" draw:style-name="gr6" draw:text-style-name="P20" svg:width="1.297cm" svg:height="1.403cm" svg:x="13.367cm" svg:y="0.23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ID_DOC_FIRMAT: <text:s text:c="50"/></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pades, opendocument, ooxml, other)</text:p>
      <text:p text:style-name="P3"><text:s text:c="62"/>attached =null)</text:p>
      <text:p text:style-name="P3"/>
      <text:p text:style-name="P4">REGWEB</text:p>
      <text:p text:style-name="P4"/>
      <text:p text:style-name="P4"/>
      <text:p text:style-name="P3"/>
      <text:p text:style-name="P4">PROBLEMÁTICA</text:p>
      <text:p text:style-name="P3">(*) Tenim el codi només per PADES. (Per extreure doc o firma????)</text:p>
      <text:p text:style-name="P3">(**) No sabem extreure segell de temps</text:p>
      <text:p text:style-name="P3"/>
      <text:p text:style-name="P3"/>
      <text:p text:style-name="P3"/>
      <text:p text:style-name="P10">CAS 6: DOCUMENT ORIGINAL I DOC. AMB FIRMA ATTACHED</text:p>
      <text:p text:style-name="P4"/>
      <text:p text:style-name="P4">COMENTARIS</text:p>
      <text:p text:style-name="P1"/>
      <text:list xml:id="list3380928765736310520" text:style-name="L3">
        <text:list-item>
          <text:p text:style-name="P16">2 fitxers</text:p>
        </text:list-item>
        <text:list-item>
          <text:p text:style-name="P16">Doc. Orig. <text:s/>-----&gt; Comentari CAS 1</text:p>
        </text:list-item>
        <text:list-item>
          <text:p text:style-name="P16">Doc amb Firma attached -----&gt; PADES, OPENDOC + firma, ooxml + firma</text:p>
        </text:list-item>
      </text:list>
      <text:p text:style-name="P3"/>
      <text:p text:style-name="P1"/>
      <text:p text:style-name="P4">SIR(*)</text:p>
      <text:p text:style-name="P1"/>
      <text:p text:style-name="P3">DOC. ORIG ------&gt; Tractar com CAS 1</text:p>
      <text:p text:style-name="P3">DOC AMB FIRMA ATTACHED ----&gt; Tractar com cas 5</text:p>
      <text:p text:style-name="P1"/>
      <text:p text:style-name="P1"/>
      <text:p text:style-name="P4">DOCUMENTCUSTODY API II</text:p>
      <text:p text:style-name="P1"/>
      <text:p text:style-name="P3">DOCUMENT CUSTODY <text:s/>----&gt; DOC CUST CAS 1</text:p>
      <text:p text:style-name="P3">SIGNATURE CUSTODY <text:s/>----&gt; <text:s/>SIG CUST CAS 5</text:p>
      <text:p text:style-name="P3"/>
      <text:p text:style-name="P3"/>
      <text:p text:style-name="P4">REGWEB</text:p>
      <text:p text:style-name="P4"/>
      <text:p text:style-name="P4"/>
      <text:p text:style-name="P3"/>
      <text:p text:style-name="P4">PROBLEMÁTICA</text:p>
      <text:p text:style-name="P3">(*) SIR : No podem relacionar "DOC ORIG" amb <text:s/>"DOC AMB FIRMA <text:s/>ATTACHED"</text:p>
      <text:p text:style-name="P3"/>
      <text:p text:style-name="P3"/>
      <text:p text:style-name="P3"/>
      <text:p text:style-name="P10">CAS 7: DOCUMENT ORIGINAL I <text:s/>FIRMA AMB DOC. ORIGINAL ATTACHED</text:p>
      <text:p text:style-name="P4"/>
      <text:p text:style-name="P4">COMENTARIS</text:p>
      <text:p text:style-name="P1"/>
      <text:list xml:id="list32420685" text:continue-numbering="true" text:style-name="L3">
        <text:list-item>
          <text:p text:style-name="P16">2 fitxers</text:p>
        </text:list-item>
        <text:list-item>
          <text:p text:style-name="P16">Doc. Orig. <text:s/>-----&gt; Comentari CAS 1</text:p>
        </text:list-item>
        <text:list-item>
          <text:p text:style-name="P16">Doc amb Firma attached -----&gt; Comentari cas 3</text:p>
        </text:list-item>
      </text:list>
      <text:p text:style-name="P1"/>
      <text:p text:style-name="P4">SIR(*)</text:p>
      <text:p text:style-name="P1"/>
      <text:p text:style-name="P3">DOC. ORIG ------&gt; Tractar com CAS 1</text:p>
      <text:p text:style-name="P3">DOC AMB FIRMA ATTACHED ----&gt; Tractar com cas 3</text:p>
      <text:p text:style-name="P1"/>
      <text:p text:style-name="P1"/>
      <text:p text:style-name="P4">DOCUMENTCUSTODY API II</text:p>
      <text:p text:style-name="P1"/>
      <text:p text:style-name="P3">DOCUMENT CUSTODY <text:s/>----&gt; DOC CUST CAS 1</text:p>
      <text:p text:style-name="P3">SIGNATURE CUSTODY <text:s/>----&gt; <text:s/>SIG CUST CAS 3</text:p>
      <text:p text:style-name="P3"/>
      <text:p text:style-name="P4">REGWEB</text:p>
      <text:p text:style-name="P4"/>
      <text:p text:style-name="P3"/>
      <text:p text:style-name="P4">PROBLEMÁTICA</text:p>
      <text:p text:style-name="P3">(*) SIR : No podem relacionar "DOC ORIG" amb <text:s/>"<text:span text:style-name="T1">FIRMA AMB DOC. ORIGINAL ATTACHED</text:span>"</text:p>
      <text:p text:style-name="P3"/>
      <text:p text:style-name="P3"/>
      <text:p text:style-name="P7">CASOS SOPORTATS PER REGWEB</text:p>
      <text:p text:style-name="P8"/>
      <text:p text:style-name="P8">CAS 1 ---&gt; OK</text:p>
      <text:p text:style-name="P8">CAS 2 ---&gt; NO</text:p>
      <text:p text:style-name="P8">CAS 3 ---&gt; NO</text:p>
      <text:p text:style-name="P8">CAS 4 ---&gt; OK <text:s/>(Còpia compulsada + <text:s/>Firma en document separat)</text:p>
      <text:p text:style-name="P8">CAS 5 ---&gt; OK <text:s/>(Còpia compulsada + <text:s/>Doc amb firma adjunta)</text:p>
      <text:p text:style-name="P8">CAS 6 ---&gt; NO</text:p>
      <text:p text:style-name="P8">CAS 7 ---&gt;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S</meta:editing-duration>
    <meta:editing-cycles>19</meta:editing-cycles>
    <meta:generator>OpenOffice/4.1.1$Win32 OpenOffice.org_project/411m6$Build-9775</meta:generator>
    <dc:date>2016-05-20T12:23:36.68</dc:date>
    <dc:creator>Marilen Gonzalez</dc:creator>
    <meta:document-statistic meta:table-count="0" meta:image-count="0" meta:object-count="0" meta:page-count="7" meta:paragraph-count="137" meta:word-count="579" meta:character-count="4477"/>
    <meta:user-defined meta:name="Info 1"/>
    <meta:user-defined meta:name="Info 2"/>
    <meta:user-defined meta:name="Info 3"/>
    <meta:user-defined meta:name="Info 4"/>
  </office:meta>
</office:document-meta>
</file>